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2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>WALTER HUILLCA</text:p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HUILLCA CALVO, WALTER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UZ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3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HUILLCA CALVO, WALTER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PAREJA MONTERROSO, SHIRLEY MILAGRO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40</text:p>
          </table:table-cell>
        </table:table-row>
        <table:table-row>
          <table:table-cell table:style-name="Tabla1.A2" office:value-type="float" office:value="0">
            <text:p text:style-name="P1">POLLOS COBB</text:p>
          </table:table-cell>
          <table:table-cell table:style-name="Tabla1.B2" office:value-type="string">
            <text:p text:style-name="P3">Cant.Cajas: <text:span text:style-name="T7">40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017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09:50 AM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01:28:16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